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17.81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eeee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eeeeee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25" style:family="table-cell" style:parent-style-name="Default">
      <style:text-properties fo:color="#069a2e" style:font-name="arial" fo:font-size="10pt" style:font-size-asian="10pt" style:font-size-complex="10pt"/>
    </style:style>
    <style:style style:name="ce26" style:family="table-cell" style:parent-style-name="Default">
      <style:text-properties fo:color="#c9211e" style:font-name="arial" fo:font-size="10pt" style:font-size-asian="10pt" style:font-size-complex="10pt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/>
      <style:text-properties fo:color="#069a2e" style:font-name="arial" fo:font-size="10pt" style:font-size-asian="10pt" style:font-size-complex="10pt"/>
    </style:style>
    <style:style style:name="ce29" style:family="table-cell" style:parent-style-name="Default">
      <style:table-cell-properties fo:background-color="transparent"/>
      <style:text-properties fo:color="#c9211e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ce35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37"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7">
      <style:table-cell-properties fo:background-color="#eeeeee"/>
      <style:text-properties fo:font-size="12pt" style:font-size-asian="12pt" style:font-size-complex="12pt"/>
    </style:style>
    <style:style style:name="ce14" style:family="table-cell" style:parent-style-name="Default" style:data-style-name="N37">
      <style:text-properties style:font-name="arial"/>
    </style:style>
    <style:style style:name="ce15" style:family="table-cell" style:parent-style-name="Default" style:data-style-name="N37">
      <style:table-cell-properties fo:background-color="#eeeeee"/>
      <style:text-properties style:font-name="arial" fo:font-size="12pt" style:font-size-asian="12pt" style:font-size-complex="12pt"/>
    </style:style>
    <style:style style:name="ce16" style:family="table-cell" style:parent-style-name="Default" style:data-style-name="N37">
      <style:table-cell-properties fo:background-color="transparent"/>
      <style:text-properties style:font-name="arial"/>
    </style:style>
    <style:style style:name="ce17" style:family="table-cell" style:parent-style-name="Default" style:data-style-name="N37"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7" table:default-cell-style-name="ce40"/>
        <table:table-column table:style-name="co7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Sección</text:p>
          </table:table-cell>
          <table:table-cell table:style-name="ce3" office:value-type="string" calcext:value-type="string">
            <text:p>Tarea</text:p>
          </table:table-cell>
          <table:table-cell table:style-name="ce36" office:value-type="string" calcext:value-type="string">
            <text:p>Duración</text:p>
          </table:table-cell>
          <table:table-cell table:style-name="ce36" office:value-type="string" calcext:value-type="string">
            <text:p>Fecha inicio</text:p>
          </table:table-cell>
          <table:table-cell table:style-name="ce36" office:value-type="string" calcext:value-type="string">
            <text:p>Fecha fin</text:p>
          </table:table-cell>
          <table:table-cell table:number-columns-repeated="2"/>
          <table:table-cell office:value-type="string" calcext:value-type="string">
            <text:p>Festivos</text:p>
          </table:table-cell>
          <table:table-cell table:number-columns-repeated="16375"/>
        </table:table-row>
        <table:table-row table:style-name="ro2">
          <table:table-cell/>
          <table:table-cell table:style-name="ce3" table:number-columns-repeated="2"/>
          <table:table-cell table:style-name="ce3" table:formula="of:=NETWORKDAYS([.E3];[.F3];[.$I$3:.$I$16])" office:value-type="float" office:value="107" calcext:value-type="float">
            <text:p>107</text:p>
          </table:table-cell>
          <table:table-cell table:style-name="ce12" table:formula="of:=MIN([.E5:.E56])" office:value-type="date" office:date-value="2025-02-21" calcext:value-type="date">
            <text:p>21/02/25</text:p>
          </table:table-cell>
          <table:table-cell table:style-name="ce12" table:formula="of:=MAX([.F5:.F60])" office:value-type="date" office:date-value="2025-07-25" calcext:value-type="date">
            <text:p>25/07/25</text:p>
          </table:table-cell>
          <table:table-cell/>
          <table:table-cell table:style-name="ce14"/>
          <table:table-cell table:style-name="ce41" office:value-type="date" office:date-value="2025-02-28" calcext:value-type="date">
            <text:p>28/02/25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4" office:value-type="string" calcext:value-type="string">
            <text:p>Toma de requisitos</text:p>
          </table:table-cell>
          <table:table-cell table:style-name="ce5"/>
          <table:table-cell table:style-name="ce4" table:formula="of:=NETWORKDAYS([.E4];[.F4];[.$I$3:.$I$16])" office:value-type="float" office:value="24" calcext:value-type="float">
            <text:p>24</text:p>
          </table:table-cell>
          <table:table-cell table:style-name="ce13" table:formula="of:=MIN([.E5:.E6])" office:value-type="date" office:date-value="2025-04-04" calcext:value-type="date">
            <text:p>04/04/25</text:p>
          </table:table-cell>
          <table:table-cell table:style-name="ce13" table:formula="of:=MAX([.F5:.F6])" office:value-type="date" office:date-value="2025-05-12" calcext:value-type="date">
            <text:p>12/05/25</text:p>
          </table:table-cell>
          <table:table-cell table:style-name="ce2"/>
          <table:table-cell table:style-name="ce17"/>
          <table:table-cell table:style-name="ce41" office:value-type="date" office:date-value="2025-04-17" calcext:value-type="date">
            <text:p>17/04/25</text:p>
          </table:table-cell>
          <table:table-cell table:style-name="ce2" table:number-columns-repeated="16375"/>
        </table:table-row>
        <table:table-row table:style-name="ro1">
          <table:table-cell table:number-columns-repeated="2"/>
          <table:table-cell table:style-name="ce25" office:value-type="string" calcext:value-type="string">
            <text:p>Análisis propuesta funcional de requisitos</text:p>
          </table:table-cell>
          <table:table-cell table:style-name="ce10" table:formula="of:=NETWORKDAYS([.E5];[.F5];[.$I$3:.$I$16])" office:value-type="float" office:value="14" calcext:value-type="float">
            <text:p>14</text:p>
          </table:table-cell>
          <table:table-cell table:style-name="ce14" office:value-type="date" office:date-value="2025-04-04" calcext:value-type="date">
            <text:p>04/04/25</text:p>
          </table:table-cell>
          <table:table-cell table:style-name="ce14" office:value-type="date" office:date-value="2025-04-25" calcext:value-type="date">
            <text:p>25/04/25</text:p>
          </table:table-cell>
          <table:table-cell/>
          <table:table-cell table:style-name="ce14"/>
          <table:table-cell table:style-name="ce41" office:value-type="date" office:date-value="2025-04-18" calcext:value-type="date">
            <text:p>18/04/25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26" office:value-type="string" calcext:value-type="string">
            <text:p>Validación funcional de requisitos</text:p>
          </table:table-cell>
          <table:table-cell table:style-name="ce10" table:formula="of:=NETWORKDAYS([.E6];[.F6];[.$I$3:.$I$16])" office:value-type="float" office:value="10" calcext:value-type="float">
            <text:p>10</text:p>
          </table:table-cell>
          <table:table-cell table:style-name="ce14" office:value-type="date" office:date-value="2025-04-26" calcext:value-type="date">
            <text:p>26/04/25</text:p>
          </table:table-cell>
          <table:table-cell table:style-name="ce14" office:value-type="date" office:date-value="2025-05-12" calcext:value-type="date">
            <text:p>12/05/25</text:p>
          </table:table-cell>
          <table:table-cell table:number-columns-repeated="2"/>
          <table:table-cell table:style-name="ce41" office:value-type="date" office:date-value="2025-05-01" calcext:value-type="date">
            <text:p>01/05/25</text:p>
          </table:table-cell>
          <table:table-cell table:number-columns-repeated="16375"/>
        </table:table-row>
        <table:table-row table:style-name="ro1">
          <table:table-cell/>
          <table:table-cell table:style-name="ce5" office:value-type="string" calcext:value-type="string">
            <text:p>Definición funcional</text:p>
          </table:table-cell>
          <table:table-cell table:style-name="ce5"/>
          <table:table-cell table:style-name="ce4" table:formula="of:=NETWORKDAYS([.E7];[.F7];[.$I$3:.$I$16])" office:value-type="float" office:value="60" calcext:value-type="float">
            <text:p>60</text:p>
          </table:table-cell>
          <table:table-cell table:style-name="ce15" table:formula="of:=MIN([.E8:.E10])" office:value-type="date" office:date-value="2025-02-21" calcext:value-type="date">
            <text:p>21/02/25</text:p>
          </table:table-cell>
          <table:table-cell table:style-name="ce15" table:formula="of:=MAX([.F8:.F10])" office:value-type="date" office:date-value="2025-05-21" calcext:value-type="date">
            <text:p>21/05/25</text:p>
          </table:table-cell>
          <table:table-cell table:number-columns-repeated="2"/>
          <table:table-cell table:style-name="ce41" office:value-type="date" office:date-value="2025-08-15" calcext:value-type="date">
            <text:p>15/08/25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25" office:value-type="string" calcext:value-type="string">
            <text:p>Definición de casos de uso</text:p>
          </table:table-cell>
          <table:table-cell table:style-name="ce10" table:formula="of:=NETWORKDAYS([.E8];[.F8];[.$I$3:.$I$16])" office:value-type="float" office:value="17" calcext:value-type="float">
            <text:p>17</text:p>
          </table:table-cell>
          <table:table-cell table:style-name="ce14" office:value-type="date" office:date-value="2025-02-21" calcext:value-type="date">
            <text:p>21/02/25</text:p>
          </table:table-cell>
          <table:table-cell table:style-name="ce14" office:value-type="date" office:date-value="2025-03-18" calcext:value-type="date">
            <text:p>18/03/25</text:p>
          </table:table-cell>
          <table:table-cell table:number-columns-repeated="2"/>
          <table:table-cell table:style-name="ce41" office:value-type="date" office:date-value="2025-09-08" calcext:value-type="date">
            <text:p>08/09/25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8" office:value-type="string" calcext:value-type="string">
            <text:p>Definición del diseño funcional final y definición del MVP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date" office:date-value="2025-05-13" calcext:value-type="date">
            <text:p>13/05/25</text:p>
          </table:table-cell>
          <table:table-cell table:style-name="ce14" table:formula="of:==WORKDAY([.E9];[.D9];[.$I$3:.$I$13])" office:value-type="date" office:date-value="2025-05-19" calcext:value-type="date">
            <text:p>19/05/25</text:p>
          </table:table-cell>
          <table:table-cell table:number-columns-repeated="2"/>
          <table:table-cell table:style-name="ce41" office:value-type="date" office:date-value="2025-10-13" calcext:value-type="date">
            <text:p>13/10/25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8" office:value-type="string" calcext:value-type="string">
            <text:p>Validación del diseño funcional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date" office:date-value="2025-05-20" calcext:value-type="date">
            <text:p>20/05/25</text:p>
          </table:table-cell>
          <table:table-cell table:style-name="ce14" table:formula="of:==WORKDAY([.E10];[.D10];[.$I$3:.$I$13])" office:value-type="date" office:date-value="2025-05-21" calcext:value-type="date">
            <text:p>21/05/25</text:p>
          </table:table-cell>
          <table:table-cell table:number-columns-repeated="2"/>
          <table:table-cell table:style-name="ce41" office:value-type="date" office:date-value="2025-10-24" calcext:value-type="date">
            <text:p>24/10/25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 office:value-type="string" calcext:value-type="string">
            <text:p>PPS</text:p>
          </table:table-cell>
          <table:table-cell table:style-name="ce5"/>
          <table:table-cell table:style-name="ce4" table:formula="of:=NETWORKDAYS([.E11];[.F11];[.$I$3:.$I$16])" office:value-type="float" office:value="63" calcext:value-type="float">
            <text:p>63</text:p>
          </table:table-cell>
          <table:table-cell table:style-name="ce15" table:formula="of:=MIN([.E12:.E17])" office:value-type="date" office:date-value="2025-02-27" calcext:value-type="date">
            <text:p>27/02/25</text:p>
          </table:table-cell>
          <table:table-cell table:style-name="ce15" table:formula="of:=MAX([.F12:.F17])" office:value-type="date" office:date-value="2025-05-30" calcext:value-type="date">
            <text:p>30/05/25</text:p>
          </table:table-cell>
          <table:table-cell table:style-name="ce2" table:number-columns-repeated="2"/>
          <table:table-cell table:style-name="ce41" office:value-type="date" office:date-value="2025-11-01" calcext:value-type="date">
            <text:p>01/11/25</text:p>
          </table:table-cell>
          <table:table-cell table:style-name="ce2" table:number-columns-repeated="16375"/>
        </table:table-row>
        <table:table-row table:style-name="ro1">
          <table:table-cell/>
          <table:table-cell table:style-name="ce6"/>
          <table:table-cell table:style-name="ce28" office:value-type="string" calcext:value-type="string">
            <text:p>Análisis volumetría</text:p>
          </table:table-cell>
          <table:table-cell table:style-name="ce11" table:formula="of:=NETWORKDAYS([.E12];[.F12];[.$I$3:.$I$16])" office:value-type="float" office:value="20" calcext:value-type="float">
            <text:p>20</text:p>
          </table:table-cell>
          <table:table-cell table:style-name="ce16" office:value-type="date" office:date-value="2025-03-21" calcext:value-type="date">
            <text:p>21/03/25</text:p>
          </table:table-cell>
          <table:table-cell table:style-name="ce16" office:value-type="date" office:date-value="2025-04-21" calcext:value-type="date">
            <text:p>21/04/25</text:p>
          </table:table-cell>
          <table:table-cell table:number-columns-repeated="2"/>
          <table:table-cell table:style-name="ce41" office:value-type="date" office:date-value="2025-12-08" calcext:value-type="date">
            <text:p>08/12/25</text:p>
          </table:table-cell>
          <table:table-cell table:number-columns-repeated="16375"/>
        </table:table-row>
        <table:table-row table:style-name="ro1">
          <table:table-cell/>
          <table:table-cell table:style-name="ce6"/>
          <table:table-cell table:style-name="ce28" office:value-type="string" calcext:value-type="string">
            <text:p>Definición de casos de uso ECC</text:p>
          </table:table-cell>
          <table:table-cell table:style-name="ce11" table:formula="of:=NETWORKDAYS([.E13];[.F13];[.$I$3:.$I$16])" office:value-type="float" office:value="22" calcext:value-type="float">
            <text:p>22</text:p>
          </table:table-cell>
          <table:table-cell table:style-name="ce16" office:value-type="date" office:date-value="2025-02-27" calcext:value-type="date">
            <text:p>27/02/25</text:p>
          </table:table-cell>
          <table:table-cell table:style-name="ce16" office:value-type="date" office:date-value="2025-03-31" calcext:value-type="date">
            <text:p>31/03/25</text:p>
          </table:table-cell>
          <table:table-cell table:number-columns-repeated="2"/>
          <table:table-cell table:style-name="ce41" office:value-type="date" office:date-value="2025-12-25" calcext:value-type="date">
            <text:p>25/12/25</text:p>
          </table:table-cell>
          <table:table-cell table:number-columns-repeated="16375"/>
        </table:table-row>
        <table:table-row table:style-name="ro1">
          <table:table-cell/>
          <table:table-cell table:style-name="ce6"/>
          <table:table-cell table:style-name="ce28" office:value-type="string" calcext:value-type="string">
            <text:p>Documentación</text:p>
          </table:table-cell>
          <table:table-cell table:style-name="ce11" table:formula="of:=NETWORKDAYS([.E14];[.F14];[.$I$3:.$I$16])" office:value-type="float" office:value="19" calcext:value-type="float">
            <text:p>19</text:p>
          </table:table-cell>
          <table:table-cell table:style-name="ce16" office:value-type="date" office:date-value="2025-03-21" calcext:value-type="date">
            <text:p>21/03/25</text:p>
          </table:table-cell>
          <table:table-cell table:style-name="ce16" office:value-type="date" office:date-value="2025-04-16" calcext:value-type="date">
            <text:p>16/04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28" office:value-type="string" calcext:value-type="string">
            <text:p>Validación prerequisitos</text:p>
          </table:table-cell>
          <table:table-cell table:style-name="ce11" table:formula="of:=NETWORKDAYS([.E15];[.F15];[.$I$3:.$I$16])" office:value-type="float" office:value="7" calcext:value-type="float">
            <text:p>7</text:p>
          </table:table-cell>
          <table:table-cell table:style-name="ce16" office:value-type="date" office:date-value="2025-04-22" calcext:value-type="date">
            <text:p>22/04/25</text:p>
          </table:table-cell>
          <table:table-cell table:style-name="ce16" office:value-type="date" office:date-value="2025-04-30" calcext:value-type="date">
            <text:p>30/04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29" office:value-type="string" calcext:value-type="string">
            <text:p>Ejecución PPS</text:p>
          </table:table-cell>
          <table:table-cell table:style-name="ce11" office:value-type="float" office:value="15" calcext:value-type="float">
            <text:p>15</text:p>
          </table:table-cell>
          <table:table-cell table:style-name="ce16" office:value-type="date" office:date-value="2025-05-02" calcext:value-type="date">
            <text:p>02/05/25</text:p>
          </table:table-cell>
          <table:table-cell table:style-name="ce16" table:formula="of:=WORKDAY([.E16];[.D16];[.$I$3:.$I$13])" office:value-type="date" office:date-value="2025-05-23" calcext:value-type="date">
            <text:p>23/05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Análisis y conclusiones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date" office:date-value="2025-05-26" calcext:value-type="date">
            <text:p>26/05/25</text:p>
          </table:table-cell>
          <table:table-cell table:style-name="ce16" table:formula="of:=WORKDAY([.E17];[.D17];[.$I$3:.$I$13])" office:value-type="date" office:date-value="2025-05-30" calcext:value-type="date">
            <text:p>30/05/25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5" office:value-type="string" calcext:value-type="string">
            <text:p>Gestión UX/UI</text:p>
          </table:table-cell>
          <table:table-cell table:style-name="ce5"/>
          <table:table-cell table:style-name="ce4" table:formula="of:=NETWORKDAYS([.E18];[.F18];[.$I$3:.$I$16])" office:value-type="float" office:value="39" calcext:value-type="float">
            <text:p>39</text:p>
          </table:table-cell>
          <table:table-cell table:style-name="ce15" table:formula="of:=MIN([.E19:.E23])" office:value-type="date" office:date-value="2025-05-22" calcext:value-type="date">
            <text:p>22/05/25</text:p>
          </table:table-cell>
          <table:table-cell table:style-name="ce15" table:formula="of:=MAX([.F19:.F23])" office:value-type="date" office:date-value="2025-07-15" calcext:value-type="date">
            <text:p>15/07/25</text:p>
          </table:table-cell>
          <table:table-cell table:style-name="ce2" table:number-columns-repeated="2"/>
          <table:table-cell table:style-name="ce42"/>
          <table:table-cell table:style-name="ce2" table:number-columns-repeated="16375"/>
        </table:table-row>
        <table:table-row table:style-name="ro1">
          <table:table-cell table:number-columns-repeated="2"/>
          <table:table-cell table:style-name="ce7" office:value-type="string" calcext:value-type="string">
            <text:p>Análisis inicial</text:p>
          </table:table-cell>
          <table:table-cell table:style-name="ce10" office:value-type="float" office:value="7" calcext:value-type="float">
            <text:p>7</text:p>
          </table:table-cell>
          <table:table-cell table:style-name="ce14" table:formula="of:=WORKDAY([.F10];1;[.$I$3:.$I$13])" office:value-type="date" office:date-value="2025-05-22" calcext:value-type="date">
            <text:p>22/05/25</text:p>
          </table:table-cell>
          <table:table-cell table:style-name="ce16" table:formula="of:=WORKDAY([.E19];[.D19];[.$I$3:.$I$13])" office:value-type="date" office:date-value="2025-06-02" calcext:value-type="date">
            <text:p>02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squema de pantallas y diagrama de flujos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WORKDAY([.F19];1;[.$I$3:.$I$13])" office:value-type="date" office:date-value="2025-06-03" calcext:value-type="date">
            <text:p>03/06/25</text:p>
          </table:table-cell>
          <table:table-cell table:style-name="ce16" table:formula="of:=WORKDAY([.E20];[.D20];[.$I$3:.$I$13])" office:value-type="date" office:date-value="2025-06-13" calcext:value-type="date">
            <text:p>13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squemas componentes UI/ Web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WORKDAY([.F20];1;[.$I$3:.$I$13])" office:value-type="date" office:date-value="2025-06-16" calcext:value-type="date">
            <text:p>16/06/25</text:p>
          </table:table-cell>
          <table:table-cell table:style-name="ce16" table:formula="of:=WORKDAY([.E21];[.D21];[.$I$3:.$I$13])" office:value-type="date" office:date-value="2025-06-26" calcext:value-type="date">
            <text:p>26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laboración de prototipo adaptado a sistema de diseño (con reuniones refinamiento ARQ)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WORKDAY([.F21];1;[.$I$3:.$I$13])" office:value-type="date" office:date-value="2025-06-27" calcext:value-type="date">
            <text:p>27/06/25</text:p>
          </table:table-cell>
          <table:table-cell table:style-name="ce16" table:formula="of:=WORKDAY([.E22];[.D22];[.$I$3:.$I$13])" office:value-type="date" office:date-value="2025-07-11" calcext:value-type="date">
            <text:p>11/07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Validación de prototipo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WORKDAY([.F22];1;[.$I$3:.$I$13])" office:value-type="date" office:date-value="2025-07-14" calcext:value-type="date">
            <text:p>14/07/25</text:p>
          </table:table-cell>
          <table:table-cell table:style-name="ce16" table:formula="of:=WORKDAY([.E23];[.D23];[.$I$3:.$I$13])" office:value-type="date" office:date-value="2025-07-15" calcext:value-type="date">
            <text:p>15/07/25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Seguridad</text:p>
          </table:table-cell>
          <table:table-cell table:style-name="ce5"/>
          <table:table-cell table:style-name="ce4" table:formula="of:=NETWORKDAYS([.E24];[.F24];[.$I$3:.$I$16])" office:value-type="float" office:value="14" calcext:value-type="float">
            <text:p>14</text:p>
          </table:table-cell>
          <table:table-cell table:style-name="ce15" table:formula="of:=MIN([.E25])" office:value-type="date" office:date-value="2025-05-22" calcext:value-type="date">
            <text:p>22/05/25</text:p>
          </table:table-cell>
          <table:table-cell table:style-name="ce15" table:formula="of:=MAX([.F25])" office:value-type="date" office:date-value="2025-06-10" calcext:value-type="date">
            <text:p>10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Documentación relativa a seguridad de servicios y roles de usuario (gestión de autenticación y autorización)</text:p>
          </table:table-cell>
          <table:table-cell table:style-name="ce10" office:value-type="float" office:value="13" calcext:value-type="float">
            <text:p>13</text:p>
          </table:table-cell>
          <table:table-cell table:style-name="ce14" table:formula="of:=WORKDAY([.F10];1;[.$I$3:.$I$13])" office:value-type="date" office:date-value="2025-05-22" calcext:value-type="date">
            <text:p>22/05/25</text:p>
          </table:table-cell>
          <table:table-cell table:style-name="ce16" table:formula="of:=WORKDAY([.E25];[.D25];[.$I$3:.$I$13])" office:value-type="date" office:date-value="2025-06-10" calcext:value-type="date">
            <text:p>10/06/25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Diseño técnico</text:p>
          </table:table-cell>
          <table:table-cell table:style-name="ce5"/>
          <table:table-cell table:style-name="ce4" table:formula="of:=NETWORKDAYS([.E26];[.F26];[.$I$3:.$I$16])" office:value-type="float" office:value="36" calcext:value-type="float">
            <text:p>36</text:p>
          </table:table-cell>
          <table:table-cell table:style-name="ce15" table:formula="of:=MIN([.E27:.E37])" office:value-type="date" office:date-value="2025-05-22" calcext:value-type="date">
            <text:p>22/05/25</text:p>
          </table:table-cell>
          <table:table-cell table:style-name="ce15" table:formula="of:=MAX([.F27:.F37])" office:value-type="date" office:date-value="2025-07-10" calcext:value-type="date">
            <text:p>10/07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Diagrama final de componentes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WORKDAY([.F10];1;[.$I$3:.$I$13])" office:value-type="date" office:date-value="2025-05-22" calcext:value-type="date">
            <text:p>22/05/25</text:p>
          </table:table-cell>
          <table:table-cell table:style-name="ce16" table:formula="of:=WORKDAY([.E27];[.D27];[.$I$3:.$I$13])" office:value-type="date" office:date-value="2025-05-29" calcext:value-type="date">
            <text:p>29/05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Validación de listado de ADR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WORKDAY([.F27];1;[.$I$3:.$I$13])" office:value-type="date" office:date-value="2025-05-30" calcext:value-type="date">
            <text:p>30/05/25</text:p>
          </table:table-cell>
          <table:table-cell table:style-name="ce16" table:formula="of:=WORKDAY([.E28];[.D28];[.$I$3:.$I$13])" office:value-type="date" office:date-value="2025-06-02" calcext:value-type="date">
            <text:p>02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Trasladar a Arquitectura SAS todos ADRs para que confirmen Criterios de Evaluación</text:p>
          </table:table-cell>
          <table:table-cell table:style-name="ce10" office:value-type="float" office:value="6" calcext:value-type="float">
            <text:p>6</text:p>
          </table:table-cell>
          <table:table-cell table:style-name="ce14" table:formula="of:=WORKDAY([.F28];1;[.$I$3:.$I$13])" office:value-type="date" office:date-value="2025-06-03" calcext:value-type="date">
            <text:p>03/06/25</text:p>
          </table:table-cell>
          <table:table-cell table:style-name="ce16" table:formula="of:=WORKDAY([.E29];[.D29];[.$I$3:.$I$13])" office:value-type="date" office:date-value="2025-06-11" calcext:value-type="date">
            <text:p>11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laboración ADR Estandar de integración frontal legacy</text:p>
          </table:table-cell>
          <table:table-cell table:style-name="ce10" office:value-type="float" office:value="12" calcext:value-type="float">
            <text:p>12</text:p>
          </table:table-cell>
          <table:table-cell table:style-name="ce14" table:formula="of:=WORKDAY([.F28];1;[.$I$3:.$I$13])" office:value-type="date" office:date-value="2025-06-03" calcext:value-type="date">
            <text:p>03/06/25</text:p>
          </table:table-cell>
          <table:table-cell table:style-name="ce16" table:formula="of:=WORKDAY([.E30];[.D30];[.$I$3:.$I$13])" office:value-type="date" office:date-value="2025-06-19" calcext:value-type="date">
            <text:p>19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laboración ADR Uso del patrón BFF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WORKDAY([.E28];1;[.$I$3:.$I$13])" office:value-type="date" office:date-value="2025-06-02" calcext:value-type="date">
            <text:p>02/06/25</text:p>
          </table:table-cell>
          <table:table-cell table:style-name="ce16" table:formula="of:=WORKDAY([.E31];[.D31];[.$I$3:.$I$13])" office:value-type="date" office:date-value="2025-06-12" calcext:value-type="date">
            <text:p>12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laboración ADR Adaptador legacy weblogic a microservices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WORKDAY([.E28];1;[.$I$3:.$I$13])" office:value-type="date" office:date-value="2025-06-02" calcext:value-type="date">
            <text:p>02/06/25</text:p>
          </table:table-cell>
          <table:table-cell table:style-name="ce16" table:formula="of:=WORKDAY([.E32];[.D32];[.$I$3:.$I$13])" office:value-type="date" office:date-value="2025-06-16" calcext:value-type="date">
            <text:p>16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laboración ADR Keycloak Oauth</text:p>
          </table:table-cell>
          <table:table-cell table:style-name="ce10" office:value-type="float" office:value="6" calcext:value-type="float">
            <text:p>6</text:p>
          </table:table-cell>
          <table:table-cell table:style-name="ce14" table:formula="of:=WORKDAY([.E28];1;[.$I$3:.$I$13])" office:value-type="date" office:date-value="2025-06-02" calcext:value-type="date">
            <text:p>02/06/25</text:p>
          </table:table-cell>
          <table:table-cell table:style-name="ce16" table:formula="of:=WORKDAY([.E33];[.D33];[.$I$3:.$I$13])" office:value-type="date" office:date-value="2025-06-10" calcext:value-type="date">
            <text:p>10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Borrador del Diseño Técnico (v1)</text:p>
          </table:table-cell>
          <table:table-cell table:style-name="ce10" office:value-type="float" office:value="9" calcext:value-type="float">
            <text:p>9</text:p>
          </table:table-cell>
          <table:table-cell table:style-name="ce14" table:formula="of:=WORKDAY([.E28];1;[.$I$3:.$I$13])" office:value-type="date" office:date-value="2025-06-02" calcext:value-type="date">
            <text:p>02/06/25</text:p>
          </table:table-cell>
          <table:table-cell table:style-name="ce16" table:formula="of:=WORKDAY([.E34];[.D34];[.$I$3:.$I$13])" office:value-type="date" office:date-value="2025-06-13" calcext:value-type="date">
            <text:p>13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Diseño técnico componente notas subjetivas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WORKDAY([.F34];1;[.$I$3:.$I$13])" office:value-type="date" office:date-value="2025-06-16" calcext:value-type="date">
            <text:p>16/06/25</text:p>
          </table:table-cell>
          <table:table-cell table:style-name="ce16" table:formula="of:=WORKDAY([.E35];[.D35];[.$I$3:.$I$13])" office:value-type="date" office:date-value="2025-06-23" calcext:value-type="date">
            <text:p>23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Borrador del Diseño Técnico (v2)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WORKDAY([.F35];1;[.$I$3:.$I$13])" office:value-type="date" office:date-value="2025-06-24" calcext:value-type="date">
            <text:p>24/06/25</text:p>
          </table:table-cell>
          <table:table-cell table:style-name="ce16" table:formula="of:=WORKDAY([.E36];[.D36];[.$I$3:.$I$13])" office:value-type="date" office:date-value="2025-06-30" calcext:value-type="date">
            <text:p>30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Diseño Técnico FINAL</text:p>
          </table:table-cell>
          <table:table-cell table:style-name="ce10" office:value-type="float" office:value="7" calcext:value-type="float">
            <text:p>7</text:p>
          </table:table-cell>
          <table:table-cell table:style-name="ce14" table:formula="of:=WORKDAY([.F36];1;[.$I$3:.$I$13])" office:value-type="date" office:date-value="2025-07-01" calcext:value-type="date">
            <text:p>01/07/25</text:p>
          </table:table-cell>
          <table:table-cell table:style-name="ce16" table:formula="of:=WORKDAY([.E37];[.D37];[.$I$3:.$I$13])" office:value-type="date" office:date-value="2025-07-10" calcext:value-type="date">
            <text:p>10/07/25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Módelo interoperabilidad</text:p>
          </table:table-cell>
          <table:table-cell table:style-name="ce5"/>
          <table:table-cell table:style-name="ce4" table:formula="of:=NETWORKDAYS([.E38];[.F38];[.$I$3:.$I$16])" office:value-type="float" office:value="19" calcext:value-type="float">
            <text:p>19</text:p>
          </table:table-cell>
          <table:table-cell table:style-name="ce15" table:formula="of:=MIN([.E39:.E42])" office:value-type="date" office:date-value="2025-06-11" calcext:value-type="date">
            <text:p>11/06/25</text:p>
          </table:table-cell>
          <table:table-cell table:style-name="ce15" table:formula="of:=MAX([.F39:.F42])" office:value-type="date" office:date-value="2025-07-07" calcext:value-type="date">
            <text:p>07/07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Identificación de servicios consumidos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WORKDAY([.F33];1;[.$I$3:.$I$13])" office:value-type="date" office:date-value="2025-06-11" calcext:value-type="date">
            <text:p>11/06/25</text:p>
          </table:table-cell>
          <table:table-cell table:style-name="ce16" table:formula="of:=WORKDAY([.E39];[.D39];[.$I$3:.$I$13])" office:value-type="date" office:date-value="2025-06-16" calcext:value-type="date">
            <text:p>16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Identificación de servicios expuestos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WORKDAY([.F33];1;[.$I$3:.$I$13])" office:value-type="date" office:date-value="2025-06-11" calcext:value-type="date">
            <text:p>11/06/25</text:p>
          </table:table-cell>
          <table:table-cell table:style-name="ce16" table:formula="of:=WORKDAY([.E40];[.D40];[.$I$3:.$I$13])" office:value-type="date" office:date-value="2025-06-16" calcext:value-type="date">
            <text:p>16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Petición para Establecimiento de estándares de intercambio de datos (OTI) y resolución de dudas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WORKDAY([.F40];1;[.$I$3:.$I$13])" office:value-type="date" office:date-value="2025-06-17" calcext:value-type="date">
            <text:p>17/06/25</text:p>
          </table:table-cell>
          <table:table-cell table:style-name="ce16" table:formula="of:=WORKDAY([.E41];[.D41];[.$I$3:.$I$13])" office:value-type="date" office:date-value="2025-07-01" calcext:value-type="date">
            <text:p>01/07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35" office:value-type="string" calcext:value-type="string">
            <text:p>Documentación SOA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WORKDAY([.F41];1;[.$I$3:.$I$13])" office:value-type="date" office:date-value="2025-07-02" calcext:value-type="date">
            <text:p>02/07/25</text:p>
          </table:table-cell>
          <table:table-cell table:style-name="ce16" table:formula="of:=WORKDAY([.E42];[.D42];[.$I$3:.$I$13])" office:value-type="date" office:date-value="2025-07-07" calcext:value-type="date">
            <text:p>07/07/25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Migraciones de datos</text:p>
          </table:table-cell>
          <table:table-cell table:style-name="ce5"/>
          <table:table-cell table:style-name="ce4" table:formula="of:=NETWORKDAYS([.E43];[.F43];[.$I$3:.$I$16])" office:value-type="float" office:value="19" calcext:value-type="float">
            <text:p>19</text:p>
          </table:table-cell>
          <table:table-cell table:style-name="ce15" table:formula="of:=MIN([.E44:.E47])" office:value-type="date" office:date-value="2025-05-22" calcext:value-type="date">
            <text:p>22/05/25</text:p>
          </table:table-cell>
          <table:table-cell table:style-name="ce15" table:formula="of:=MAX([.F44:.F47])" office:value-type="date" office:date-value="2025-06-17" calcext:value-type="date">
            <text:p>17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Identificación de los modelos de partida y de destino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WORKDAY([.F10];1;[.$I$3:.$I$13])" office:value-type="date" office:date-value="2025-05-22" calcext:value-type="date">
            <text:p>22/05/25</text:p>
          </table:table-cell>
          <table:table-cell table:style-name="ce16" table:formula="of:=WORKDAY([.E44];[.D44];[.$I$3:.$I$13])" office:value-type="date" office:date-value="2025-05-29" calcext:value-type="date">
            <text:p>29/05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Definición de la estrategia de migración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WORKDAY([.F44];1;[.$I$3:.$I$13])" office:value-type="date" office:date-value="2025-05-30" calcext:value-type="date">
            <text:p>30/05/25</text:p>
          </table:table-cell>
          <table:table-cell table:style-name="ce16" table:formula="of:=WORKDAY([.E45];[.D45];[.$I$3:.$I$13])" office:value-type="date" office:date-value="2025-06-04" calcext:value-type="date">
            <text:p>04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Reuniones de refinamiento para decidir la estrategia de migración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WORKDAY([.F45];1;[.$I$3:.$I$13])" office:value-type="date" office:date-value="2025-06-05" calcext:value-type="date">
            <text:p>05/06/25</text:p>
          </table:table-cell>
          <table:table-cell table:style-name="ce16" table:formula="of:=WORKDAY([.E46];[.D46];[.$I$3:.$I$13])" office:value-type="date" office:date-value="2025-06-10" calcext:value-type="date">
            <text:p>10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laboración del plan de migración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WORKDAY([.F46];1;[.$I$3:.$I$13])" office:value-type="date" office:date-value="2025-06-11" calcext:value-type="date">
            <text:p>11/06/25</text:p>
          </table:table-cell>
          <table:table-cell table:style-name="ce16" table:formula="of:=WORKDAY([.E47];[.D47];[.$I$3:.$I$13])" office:value-type="date" office:date-value="2025-06-17" calcext:value-type="date">
            <text:p>17/06/25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Plan de calidad</text:p>
          </table:table-cell>
          <table:table-cell table:style-name="ce5"/>
          <table:table-cell table:style-name="ce4" table:formula="of:=NETWORKDAYS([.E48];[.F48];[.$I$3:.$I$16])" office:value-type="float" office:value="15" calcext:value-type="float">
            <text:p>15</text:p>
          </table:table-cell>
          <table:table-cell table:style-name="ce15" table:formula="of:=MIN([.E49:.E50])" office:value-type="date" office:date-value="2025-05-30" calcext:value-type="date">
            <text:p>30/05/25</text:p>
          </table:table-cell>
          <table:table-cell table:style-name="ce15" table:formula="of:=MAX([.F49:.F50])" office:value-type="date" office:date-value="2025-06-19" calcext:value-type="date">
            <text:p>19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Definición de las pruebas necesarias durante la fase de construcción e implementación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WORKDAY([.F44];1;[.$I$3:.$I$13])" office:value-type="date" office:date-value="2025-05-30" calcext:value-type="date">
            <text:p>30/05/25</text:p>
          </table:table-cell>
          <table:table-cell table:style-name="ce14" table:formula="of:=WORKDAY([.E49];[.D49];[.$I$3:.$I$13])" office:value-type="date" office:date-value="2025-06-13" calcext:value-type="date">
            <text:p>13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Definición del modelo de observabilidad del sistema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WORKDAY([.F49];1;[.$I$3:.$I$13])" office:value-type="date" office:date-value="2025-06-16" calcext:value-type="date">
            <text:p>16/06/25</text:p>
          </table:table-cell>
          <table:table-cell table:style-name="ce14" table:formula="of:=WORKDAY([.E50];[.D50];[.$I$3:.$I$13])" office:value-type="date" office:date-value="2025-06-19" calcext:value-type="date">
            <text:p>19/06/25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Estimaciones y plan de proyecto</text:p>
          </table:table-cell>
          <table:table-cell table:style-name="ce5"/>
          <table:table-cell table:style-name="ce4" table:formula="of:=NETWORKDAYS([.E51];[.F51];[.$I$3:.$I$16])" office:value-type="float" office:value="11" calcext:value-type="float">
            <text:p>11</text:p>
          </table:table-cell>
          <table:table-cell table:style-name="ce15" table:formula="of:=MIN([.E52:.E55])" office:value-type="date" office:date-value="2025-07-11" calcext:value-type="date">
            <text:p>11/07/25</text:p>
          </table:table-cell>
          <table:table-cell table:style-name="ce15" table:formula="of:=MAX([.F52:.F55])" office:value-type="date" office:date-value="2025-07-25" calcext:value-type="date">
            <text:p>25/07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stimación fase de construcción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WORKDAY([.F26];1;[.$I$3:.$I$13])" office:value-type="date" office:date-value="2025-07-11" calcext:value-type="date">
            <text:p>11/07/25</text:p>
          </table:table-cell>
          <table:table-cell table:style-name="ce14" table:formula="of:=WORKDAY([.E52];[.D52];[.$I$3:.$I$13])" office:value-type="date" office:date-value="2025-07-15" calcext:value-type="date">
            <text:p>15/07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stimación fase de implantación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WORKDAY([.F52];1;[.$I$3:.$I$13])" office:value-type="date" office:date-value="2025-07-16" calcext:value-type="date">
            <text:p>16/07/25</text:p>
          </table:table-cell>
          <table:table-cell table:style-name="ce14" table:formula="of:=WORKDAY([.E53];[.D53];[.$I$3:.$I$13])" office:value-type="date" office:date-value="2025-07-18" calcext:value-type="date">
            <text:p>18/07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laboración de plan de gestión de riesgos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WORKDAY([.F53];1;[.$I$3:.$I$13])" office:value-type="date" office:date-value="2025-07-21" calcext:value-type="date">
            <text:p>21/07/25</text:p>
          </table:table-cell>
          <table:table-cell table:style-name="ce14" table:formula="of:=WORKDAY([.E54];[.D54];[.$I$3:.$I$13])" office:value-type="date" office:date-value="2025-07-22" calcext:value-type="date">
            <text:p>22/07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laboración plan de proyecto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WORKDAY([.F54];1;[.$I$3:.$I$13])" office:value-type="date" office:date-value="2025-07-23" calcext:value-type="date">
            <text:p>23/07/25</text:p>
          </table:table-cell>
          <table:table-cell table:style-name="ce14" table:formula="of:=WORKDAY([.E55];[.D55];[.$I$3:.$I$13])" office:value-type="date" office:date-value="2025-07-25" calcext:value-type="date">
            <text:p>25/07/25</text:p>
          </table:table-cell>
          <table:table-cell table:number-columns-repeated="16378"/>
        </table:table-row>
        <table:table-row table:style-name="ro1" table:number-rows-repeated="104852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month number:style="long"/>
      <number:text>/</number:text>
      <number:day number:style="long"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2:18:21.214323439</meta:creation-date>
    <dc:date>2025-05-02T10:15:38.953270905</dc:date>
    <meta:editing-duration>PT4H29M4S</meta:editing-duration>
    <meta:editing-cycles>21</meta:editing-cycles>
    <meta:generator>LibreOffice/7.4.7.2$Linux_X86_64 LibreOffice_project/40$Build-2</meta:generator>
    <meta:document-statistic meta:table-count="1" meta:cell-count="228" meta:object-count="0"/>
  </office:meta>
</office:document-meta>
</file>